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
      <text:h text:style-name="Heading_20_2" text:outline-level="2"/>
      <text:h text:style-name="Heading_20_2" text:outline-level="2"><text:bookmark text:name="step-1-—-installing-docker"/>Step 1 — Installing Docker</text:h>
      <text:p text:style-name="Text_20_body">The Docker installation package available in the official Ubuntu repository may not be the latest version. To ensure we get the latest version, we'll install Docker from the official Docker repository. To do that, we'll add a new package source, add the GPG key from Docker to ensure the downloads are valid, and then install the package.</text:p>
      <text:p text:style-name="Text_20_body">First, update your existing list of packages:</text:p>
      <text:p text:style-name="P1"><text:span text:style-name="Source_20_Text">sudo apt update</text:span></text:p>
      <text:p text:style-name="Text_20_body">Next, install a few prerequisite packages which let <text:span text:style-name="Source_20_Text">apt</text:span> use packages over HTTPS:</text:p>
      <text:p text:style-name="P1"><text:span text:style-name="Source_20_Text">sudo apt install apt-transport-https ca-certificates curl software-properties-common</text:span></text:p>
      <text:p text:style-name="Text_20_body">Then add the GPG key for the official Docker repository to your system:</text:p>
      <text:p text:style-name="P1"><text:span text:style-name="Source_20_Text">curl -fsSL https://download.docker.com/linux/ubuntu/gpg | sudo apt-key add -</text:span></text:p>
      <text:p text:style-name="Text_20_body">Add the Docker repository to APT sources:</text:p>
      <text:p text:style-name="P1"><text:span text:style-name="Source_20_Text">sudo add-apt-repository "deb [arch=amd64] https://download.docker.com/linux/ubuntu bionic stable"</text:span></text:p>
      <text:p text:style-name="Text_20_body">Next, update the package database with the Docker packages from the newly added repo:</text:p>
      <text:p text:style-name="P1"><text:span text:style-name="Source_20_Text">sudo apt update</text:span></text:p>
      <text:p text:style-name="Text_20_body">Make sure you are about to install from the Docker repo instead of the default Ubuntu repo:</text:p>
      <text:p text:style-name="P1"><text:span text:style-name="Source_20_Text">apt-cache policy docker-ce</text:span></text:p>
      <text:p text:style-name="Text_20_body">You'll see output like this, although the version number for Docker may be different:</text:p>
      <text:p text:style-name="Text_20_body">Output of apt-cache policy docker-ce</text:p>
      <text:p text:style-name="Preformatted_20_Text"><text:span text:style-name="Source_20_Text">docker-ce:</text:span></text:p>
      <text:p text:style-name="Preformatted_20_Text"><text:span text:style-name="Source_20_Text"><text:s text:c="2"/>Installed: (none)</text:span></text:p>
      <text:p text:style-name="Preformatted_20_Text"><text:span text:style-name="Source_20_Text"><text:s text:c="2"/>Candidate: 18.03.1~ce~3-0~ubuntu</text:span></text:p>
      <text:p text:style-name="Preformatted_20_Text"><text:span text:style-name="Source_20_Text"><text:s text:c="2"/>Version table:</text:span></text:p>
      <text:p text:style-name="Preformatted_20_Text"><text:span text:style-name="Source_20_Text"><text:s text:c="5"/>18.03.1~ce~3-0~ubuntu 500</text:span></text:p>
      <text:p text:style-name="P1"><text:span text:style-name="Source_20_Text"><text:s text:c="8"/>500 https://download.docker.com/linux/ubuntu bionic/stable amd64 Packages</text:span></text:p>
      <text:p text:style-name="Text_20_body">Notice that <text:span text:style-name="Source_20_Text">docker-ce</text:span> is not installed, but the candidate for installation is from the Docker repository for Ubuntu 18.04 (<text:span text:style-name="Source_20_Text">bionic</text:span>). </text:p>
      <text:p text:style-name="Text_20_body">Finally, install Docker:</text:p>
      <text:p text:style-name="P1"><text:span text:style-name="Source_20_Text">sudo apt install docker-ce</text:span></text:p>
      <text:p text:style-name="Text_20_body">Docker should now be installed, the daemon started, and the process enabled to start on boot. Check that it's running:</text:p>
      <text:p text:style-name="P1"><text:span text:style-name="Source_20_Text">sudo systemctl status docker</text:span></text:p>
      <text:p text:style-name="Text_20_body"><text:soft-page-break/>The output should be similar to the following, showing that the service is active and running:</text:p>
      <text:p text:style-name="Preformatted_20_Text"><text:span text:style-name="Source_20_Text">Output</text:span></text:p>
      <text:p text:style-name="Preformatted_20_Text"><text:span text:style-name="Source_20_Text">● docker.service - Docker Application Container Engine</text:span></text:p>
      <text:p text:style-name="Preformatted_20_Text"><text:span text:style-name="Source_20_Text"><text:s text:c="3"/>Loaded: loaded (/lib/systemd/system/docker.service; enabled; vendor preset: enabled)</text:span></text:p>
      <text:p text:style-name="Preformatted_20_Text"><text:span text:style-name="Source_20_Text"><text:s text:c="3"/>Active: active (running) since Thu 2018-07-05 15:08:39 UTC; 2min 55s ago</text:span></text:p>
      <text:p text:style-name="Preformatted_20_Text"><text:span text:style-name="Source_20_Text"><text:s text:c="5"/>Docs: https://docs.docker.com</text:span></text:p>
      <text:p text:style-name="Preformatted_20_Text"><text:span text:style-name="Source_20_Text"><text:s/>Main PID: 10096 (dockerd)</text:span></text:p>
      <text:p text:style-name="Preformatted_20_Text"><text:span text:style-name="Source_20_Text"><text:s text:c="4"/>Tasks: 16</text:span></text:p>
      <text:p text:style-name="Preformatted_20_Text"><text:span text:style-name="Source_20_Text"><text:s text:c="3"/>CGroup: /system.slice/docker.service</text:span></text:p>
      <text:p text:style-name="Preformatted_20_Text"><text:span text:style-name="Source_20_Text"><text:s text:c="11"/>├─10096 /usr/bin/dockerd -H fd://</text:span></text:p>
      <text:p text:style-name="P1"><text:span text:style-name="Source_20_Text"><text:s text:c="11"/>└─10113 docker-containerd --config /var/run/docker/containerd/containerd.toml</text:span></text:p>
      <text:p text:style-name="Text_20_body">Installing Docker now gives you not just the Docker service (daemon) but also the <text:span text:style-name="Source_20_Text">docker</text:span> command line utility, or the Docker client. We'll explore how to use the <text:span text:style-name="Source_20_Text">docker</text:span> command later in this tutoria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8T11:40:52.233308985</meta:creation-date>
    <dc:date>2018-11-08T11:42:14.930267725</dc:date>
    <meta:editing-duration>PT1M23S</meta:editing-duration>
    <meta:editing-cycles>1</meta:editing-cycles>
    <meta:document-statistic meta:table-count="0" meta:image-count="0" meta:object-count="0" meta:page-count="2" meta:paragraph-count="39" meta:word-count="342" meta:character-count="2489" meta:non-whitespace-character-count="2125"/>
    <meta:generator>LibreOffice/6.0.6.2$Linux_X86_64 LibreOffice_project/00m0$Build-2</meta:generator>
  </office:meta>
</office:document-meta>
</file>